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loext:contextual-spacing="false" fo:margin-top="0cm" fo:margin-bottom="0.353cm" fo:line-height="115%"/>
    </style:style>
    <style:style style:name="P2" style:family="paragraph" style:parent-style-name="Standard">
      <style:paragraph-properties loext:contextual-spacing="false" fo:margin-top="0cm" fo:margin-bottom="0.353cm" fo:line-height="115%"/>
      <style:text-properties fo:font-weight="bold" style:font-weight-asian="bold"/>
    </style:style>
    <style:style style:name="P3" style:family="paragraph" style:parent-style-name="Standard">
      <style:paragraph-properties loext:contextual-spacing="false" fo:margin-top="0cm" fo:margin-bottom="0.353cm" fo:line-height="115%" fo:text-align="end" style:justify-single-word="false"/>
      <style:text-properties fo:font-weight="bold" style:font-weight-asian="bold"/>
    </style:style>
    <style:style style:name="P4" style:family="paragraph" style:parent-style-name="Standard">
      <style:paragraph-properties loext:contextual-spacing="false" fo:margin-top="0cm" fo:margin-bottom="0cm"/>
    </style:style>
    <style:style style:name="P5" style:family="paragraph" style:parent-style-name="Standard">
      <style:paragraph-properties loext:contextual-spacing="false" fo:margin-left="1.27cm" fo:margin-right="0cm" fo:margin-top="0cm" fo:margin-bottom="0cm" fo:text-indent="0cm" style:auto-text-indent="false"/>
    </style:style>
    <style:style style:name="P6" style:family="paragraph" style:parent-style-name="Standard">
      <style:paragraph-properties loext:contextual-spacing="false" fo:margin-left="0cm" fo:margin-right="0cm" fo:margin-top="0cm" fo:margin-bottom="0cm" fo:text-indent="0cm" style:auto-text-indent="false"/>
    </style:style>
    <style:style style:name="P7" style:family="paragraph" style:parent-style-name="Standard">
      <style:paragraph-properties loext:contextual-spacing="false" fo:margin-left="0cm" fo:margin-right="0cm" fo:margin-top="0cm" fo:margin-bottom="0cm" fo:text-indent="0cm" style:auto-text-indent="false"/>
      <style:text-properties fo:font-style="italic" style:font-style-asian="italic"/>
    </style:style>
    <style:style style:name="P8" style:family="paragraph" style:parent-style-name="Heading_20_2">
      <style:paragraph-properties fo:margin-top="0.635cm" fo:margin-bottom="0.353cm" fo:line-height="138%" fo:text-align="justify" style:justify-single-word="false" style:writing-mode="lr-tb"/>
      <style:text-properties fo:font-variant="normal" fo:text-transform="none" fo:color="#000000" style:text-line-through-style="none" style:font-name="Arial1" fo:font-size="16pt" fo:font-style="normal" style:text-underline-style="none" fo:font-weight="normal" style:text-blinking="false" fo:background-color="transparent"/>
    </style:style>
    <style:style style:name="P9" style:family="paragraph" style:parent-style-name="Text_20_body">
      <style:paragraph-properties fo:margin-top="0cm" fo:margin-bottom="0.106cm" fo:line-height="138%" style:writing-mode="lr-tb"/>
      <style:text-properties fo:font-variant="normal" fo:text-transform="none" fo:color="#000000" style:text-line-through-style="none" style:font-name="Arial1" fo:font-size="26pt" fo:font-style="normal" style:text-underline-style="none" fo:font-weight="normal" style:text-blinking="false" fo:background-color="transparent"/>
    </style:style>
    <style:style style:name="P10" style:family="paragraph" style:parent-style-name="Text_20_body">
      <style:paragraph-properties fo:margin-top="0cm" fo:margin-bottom="0.353cm" fo:line-height="138%" fo:text-align="justify" style:justify-single-word="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1" style:family="paragraph" style:parent-style-name="Text_20_body" style:master-page-name="Standard">
      <style:paragraph-properties loext:contextual-spacing="false" fo:margin-top="0cm" fo:margin-bottom="0.353cm" fo:line-height="115%" style:page-number="1"/>
      <style:text-properties fo:font-variant="normal" fo:text-transform="none" fo:color="#000000" style:text-line-through-style="none" style:font-name="Arial1" fo:font-size="26pt" fo:font-style="normal" style:text-underline-style="none" fo:font-weight="normal" style:text-blinking="false" fo:background-color="transparent"/>
    </style:style>
    <style:style style:name="T1" style:family="text">
      <style:text-properties fo:font-weight="bold" style:font-weight-asian="bold"/>
    </style:style>
    <style:style style:name="T2" style:family="text">
      <style:text-properties fo:color="#1a4b54" fo:font-size="10.5pt" fo:font-weight="bold" fo:background-color="#ffffff" style:font-size-asian="10.5pt" style:font-weight-asian="bold" style:font-size-complex="10.5pt" loext:char-shading-value="0"/>
    </style:style>
    <style:style style:name="T3" style:family="text">
      <style:text-properties fo:color="#1a4b54" fo:font-size="10.5pt" fo:background-color="#ffffff" style:font-size-asian="10.5pt" style:font-size-complex="10.5pt" loext:char-shading-value="0"/>
    </style:style>
    <style:style style:name="T4" style:family="text">
      <style:text-properties fo:font-style="italic" style:font-style-asian="italic"/>
    </style:style>
    <style:style style:name="T5" style:family="text">
      <style:text-properties fo:color="#1155cc" fo:font-style="italic" style:text-underline-style="solid" style:text-underline-width="auto" style:text-underline-color="font-color" style:font-style-asian="italic"/>
    </style:style>
    <style:style style:name="T6" style:family="text">
      <style:text-properties style:font-name="Verdana" fo:font-size="9pt" fo:font-style="italic" fo:background-color="#d6ded4" style:font-name-asian="Verdana1" style:font-size-asian="9pt" style:font-style-asian="italic" style:font-name-complex="Verdana1" style:font-size-complex="9p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docs-internal-guid-583f99f9-7fff-a062-cf46-7913bb093f7e"/>Redakcja ocenia: </text:p>
      <text:p text:style-name="P9">Christmas Special: Best Gift Ever</text:p>
      <text:p text:style-name="P10">Ostatni special do serialu MLP… Zaraz, zaraz… Ostatni? A czy kiedyś był inny special? Chyba nie. W każdym razie, ten czterdziestoczterominutowy odcinek ukazał się pod koniec października i doskonale wpasował się w bliskie tej dacie święto, czyli Halloween! Nie wiem jak wy, ale ja w ten dzień daję ludziom prezenty, bawię się w śniegu, ubieram choinki… Żarty na bok, jakiś kretyn w Hasbro stwierdził, że ewidentnie bożonarodzeniowy filmik powinien ukazać się w środku jesieni. Cóż, w Lidlu można już kupić czekoladowe Mikołaje. Także to jednak nie był kretyn z Hasbro. To sprytny ruch marketingowy z serii BUY OUR TOYS. ~ Cahan</text:p>
      <text:p text:style-name="P8">Cahan</text:p>
      <text:p text:style-name="P10">Generalnie to nie było jakieś specjalnie złe doświadczenie, ale nie powiem, by ten special był wybitny. Poza tym wali z niego kapitalistycznym konsumpcjonizmem na kilometr, nawet jeśli na końcu okazuje się, że najlepszym prezentem jest przyjaźń. No bo cały special jest o tym, że kucyki i Spike szukają idealnego prezentu. Bo zamiast kupić każdemu po prezencie, to robią losowanie jak w szkole na Mikołajki. Czemu? Bo tak robi rodzina Apple, więc to wspaniały pomysł! No i wtedy bardziej się do tego przyłożą, tzn. zaoszczędzą czas, bo prezenty świąteczne kupuje się bardzo długo.</text:p>
      <text:p text:style-name="P10">Niestety, ale Mane 6 są idiotkami, a Spike chciał zrobić wrażenie na Rarity i wręczyć jej jakąś brokatową laurkę czy coś. Dlatego koniec końców niezbyt wyszło im to prezentowanie. Po drodze poznaliśmy rasę reniferów, które mają bardzo leniwe designy, a ich rola to bycie kolejną wersją duchów z Opowieści Wigilijnej, ale w skróconym i przyjaznym wydaniu. No i Fluttershy razem z AJ zniszczyły biznes Flima i Flama. Bo to okropne, że kucyki kupują ich brzydkie, tanie lalki! Cóż za hipokryzja, Hasbro! Poza tym to kolejny przykład, kiedy bliźniacy nie robią niczego złego, ale to się nie podoba głównym bohaterkom, więc muszą dostać nauczkę. Tymczasem Twilight zupełnie olewa swoich gości, Rarity zachowuje się w porządku, a RD i Discord odwalają jakiś szajs.</text:p>
      <text:p text:style-name="P10">W zasadzie dzieje się sporo, nowa piosenka jest ok i są bardzo fajne gagi, ale wciąż kuleje fabuła. To nie było nawet zabawne. Raczej nudne i lekko irytujące, ponieważ sam problem był naciągany. Czy nie mogły kupić tych prezentów wcześniej? I zrobić to normalnie? Jak one sobie z tym dotychczas radziły? No i szkoda, że Kredens, Czajnik i Deser z Maca zostali olani. Ewidentnie wsadzono ich tam tylko po to, żeby sprzedać zabawki z gwiazdką Flurry Heart czy coś.</text:p>
      <text:p text:style-name="Text_20_body"><text:soft-page-break/></text:p>
      <text:p text:style-name="P8">Moonlight</text:p>
      <text:p text:style-name="P10">Odcinek specjalny był dla mnie niejaką niespodzianką, która idealnie wpasowała się w klimat świątecznych ozdób i słodyczy, wystawianym od początku listopada w markecie… Ach, ta magia świąt o miesiąc za szybko. Jesień w rozkwicie, a tu już trzeba myśleć o odśnieżaniu. Do tego prezenty, matko! Trzeba kupić prezenty! Ciekawe, że same kucyki zaczęły zajmować się tym dopiero dzień przed samą Wigilią Serdeczności i to wszystkie na raz. Gdzie się podziało doskonałe planowanie i organizacja Twilight, gdy jest naprawdę potrzebna? Zresztą ciekawe, że pierwszy odcinek specjalny pojawił się akurat przed sezonem, który podobno ma zakończyć generację. Rychło w czas.</text:p>
      <text:p text:style-name="P10">Wracając, sam special tradycyjnie rozpoczęła piosenka, która byłaby nawet całkiem przyjemna, gdyby nie jedna scena ukazująca łamanie serca pewnego kucyka… a tak na poważnie, była całkiem ok. Klimatem nawiązywała do utworów z pierwszych sezonów, wprowadzając w pewien rodzaj nostalgii. Temat być może trochę oklepany, fabuła używa starych sprawdzonych chwytów, przez co nie zaskakuje jakoś bardzo. Całość spokojnie mogłaby być częścią któregoś z ostatnich sezonów i nie zrobiłoby to zbytniej różnicy w samych wydarzeniach dziejących się w serialu. Discord jak zwykle psoci, a Rainbow daje mu się podpuszczać. Twilight panikuje, Rarity zajmuje się modowymi sprawami, gdy Spike do niej wzdycha. Zaś Fluttershy znowu naiwnie wierzy w słowa nowo napotkanego osobnika, a AJ potem ją uświadamia… niwecząc kolejny raz plan pewnej dwójki. Swoją drogą współczuję nieco jabłczanym braciom. Robią to już tak długo i dalej nie wymyślili, jak oszukiwać kucyki tak, by jakaś farmerka ich przy tym nie przyłapała. Całości dopełnia Pinkie, która jak zwykle jest totalnym randomem. To trochę dziwne, że najlepsza organizatorka imprez w Ponyville musi zaczerpnąć rady od jakiś tajemniczych reniferów, o których wiedzą tylko jaki. Pomijając fakt, że zdążyła przebyć całą tę drogę w jeden dzień, ale to akurat dla niej pestka. Mamy też nieodłączny punkt programu, wielką niebezpieczną bestie, której tym razem towarzyszy też morderczy pudding… nadal mam w głowie minę Twi. PUDDING! Dobrze, że był zielonkawy, nie czarny, bo to skończyłoby się znacznie gorzej dla naszych protagonistek. Oczywiście, ostatecznie opłakaną sytuację udaje się rozwiązać, a wcześniejszy chaos okazuje się być bardzo przemyślanym (choć moim zdaniem, nie do końca) planem i wszyscy mogą się cieszyć wspólnym spotkaniem przed Wigilią. Piosenkę Spike’a przemilczmy. Temu smokowi nie powinno się dawać instrumentów. Nie umiem go wtedy traktować poważnie.</text:p>
      <text:p text:style-name="P10">Ogólnie sam odcinek nie był zły. Element rozrywki został spełniony, uśmiałam się przy tym całkiem porządnie. Luk i niedociągnięć było kilka, fabuła zalatywała odgrzewanym kotletem, a twórcy serialu potwierdzili, że Twilight nie nadawałaby się do rządzenia własnym królestwem, skoro nie potrafi ogarnąć kupna jednego prezentu. Wielka magia wiąże się z <text:soft-page-break/>wielką odpowiedzialnością. Niech ktoś jej przypomni, że posiada róg i magię zdolną manipulować czasem! Organizacja przyjęcia nie powinna być trudniejsza od ratowania świata… chyba. Biedna Twi… do czego to doszło.</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zh" style:country-asian="CN" style:font-size-complex="11pt" style:language-complex="hi" style:country-complex="IN"/>
    </style:default-style>
    <style:default-style style:family="paragraph">
      <style:paragraph-properties loext:contextual-spacing="true" fo:margin-top="0cm" fo:margin-bottom="0cm" fo:line-height="115%" fo:hyphenation-ladder-count="no-limit" style:text-autospace="ideograph-alpha" style:punctuation-wrap="hanging" style:line-break="strict" style:tab-stop-distance="1.27cm" style:writing-mode="lr-tb"/>
      <style:text-properties style:use-window-font-color="true" style:font-name="Arial" fo:font-size="11pt" fo:language="pl" fo:country="PL"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tru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tru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tru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tru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true" fo:margin-top="0cm" fo:margin-bottom="0.564cm" fo:line-height="100%" fo:keep-together="always" fo:keep-with-next="always"/>
      <style:text-properties fo:color="#666666" style:font-name="Arial" fo:font-size="15pt" fo:font-style="normal" style:font-name-asian="Arial2" style:font-size-asian="15pt" style:font-style-asian="normal" style:font-name-complex="Arial2"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date>2018-12-17T23:30:30.87</dc:date>
    <meta:editing-duration>PT37M1S</meta:editing-duration>
    <meta:editing-cycles>2</meta:editing-cycles>
    <meta:document-statistic meta:table-count="0" meta:image-count="0" meta:object-count="0" meta:page-count="3" meta:paragraph-count="12" meta:word-count="858" meta:character-count="5620"/>
    <dc:creator>Michał </dc:creator>
  </office:meta>
</office:document-meta>
</file>